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YSTEME DE VERIFICATION D’OUTPUT DE L’APPLICATION DE GESTION DE BIIBLIOTHE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T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25-07-05" calcext:value-type="date">
            <text:p>2025-07-05</text:p>
          </table:table-cell>
          <table:table-cell table:style-name="ce2" office:value-type="date" office:date-value="2025-07-19" calcext:value-type="date">
            <text:p>2025-07-1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emise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25-07-10" calcext:value-type="date">
            <text:p>2025-07-10</text:p>
          </table:table-cell>
          <table:table-cell table:style-name="ce2"/>
        </table:table-row>
        <table:table-row table:style-name="ro1">
          <table:table-cell office:value-type="string" calcext:value-type="string">
            <text:p>On reprete le meme exemplaire apres la rem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T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5-07-11" calcext:value-type="date">
            <text:p>2025-07-11</text:p>
          </table:table-cell>
          <table:table-cell table:style-name="ce2" office:value-type="date" office:date-value="2025-07-31" calcext:value-type="date">
            <text:p>2025-07-31</text:p>
          </table:table-cell>
        </table:table-row>
        <table:table-row table:style-name="ro1">
          <table:table-cell office:value-type="string" calcext:value-type="string">
            <text:p>Ce dernier rend le livre en retard de 2jou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ise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025-08-02 a 15 h</text:p>
          </table:table-cell>
          <table:table-cell/>
        </table:table-row>
        <table:table-row table:style-name="ro1">
          <table:table-cell table:style-name="ce1" office:value-type="string" calcext:value-type="string">
            <text:p>Le user id: <text:s/>3 est <text:s/>alors penalise de 1 journee, jusqu’au <text:s/>2025-08-03T18:06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tre temps un autre utilisateur veut preter l’exemplaire avant la remise du 08-0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/00/0000</text:date>, <text:time style:data-style-name="N2" text:time-value="09:09:36.761810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0T17:58:35.222877800</meta:creation-date>
    <dc:date>2025-07-12T20:42:34.882403800</dc:date>
    <meta:editing-duration>PT11H55M2S</meta:editing-duration>
    <meta:editing-cycles>2</meta:editing-cycles>
    <meta:generator>LibreOffice/25.2.4.3$Windows_X86_64 LibreOffice_project/33e196637044ead23f5c3226cde09b47731f7e27</meta:generator>
    <meta:document-statistic meta:table-count="1" meta:cell-count="33" meta:object-count="0"/>
  </office:meta>
</office:document-meta>
</file>